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0"/>
  </office:automatic-styles>
  <office:body>
    <office:spreadsheet>
      <table:table table:name="Sheet1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Total Defect</text:p>
          </table:table-cell>
          <table:table-cell office:value-type="string" calcext:value-type="string">
            <text:p>Defect Detected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Distinct Repo</text:p>
          </table:table-cell>
          <table:table-cell office:value-type="string" calcext:value-type="string">
            <text:p>Clone Paris</text:p>
          </table:table-cell>
          <table:table-cell office:value-type="string" calcext:value-type="string">
            <text:p>Time Diff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2871" calcext:value-type="float">
            <text:p>2871</text:p>
          </table:table-cell>
          <table:table-cell office:value-type="float" office:value="475" calcext:value-type="float">
            <text:p>475</text:p>
          </table:table-cell>
          <table:table-cell table:formula="of:=[.C20]" office:value-type="float" office:value="16.5447579240683" calcext:value-type="float">
            <text:p>16.5447579241</text:p>
          </table:table-cell>
          <table:table-cell table:style-name="ce1"/>
          <table:table-cell/>
          <table:table-cell office:value-type="float" office:value="17" calcext:value-type="float">
            <text:p>17</text:p>
          </table:table-cell>
          <table:table-cell office:value-type="float" office:value="46.439606741573" calcext:value-type="float">
            <text:p>46.4396067416</text:p>
          </table:table-cell>
          <table:table-cell office:value-type="float" office:value="139.907303370787" calcext:value-type="float">
            <text:p>139.9073033708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5173" calcext:value-type="float">
            <text:p>5173</text:p>
          </table:table-cell>
          <table:table-cell office:value-type="float" office:value="1720" calcext:value-type="float">
            <text:p>1720</text:p>
          </table:table-cell>
          <table:table-cell table:formula="of:=[.C21]" office:value-type="float" office:value="33.2495650492944" calcext:value-type="float">
            <text:p>33.2495650493</text:p>
          </table:table-cell>
          <table:table-cell table:style-name="ce1"/>
          <table:table-cell/>
          <table:table-cell office:value-type="float" office:value="27" calcext:value-type="float">
            <text:p>27</text:p>
          </table:table-cell>
          <table:table-cell office:value-type="float" office:value="20.4312377210216" calcext:value-type="float">
            <text:p>20.431237721</text:p>
          </table:table-cell>
          <table:table-cell office:value-type="float" office:value="290.171250818599" calcext:value-type="float">
            <text:p>290.1712508186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7276" calcext:value-type="float">
            <text:p>7276</text:p>
          </table:table-cell>
          <table:table-cell office:value-type="float" office:value="2719" calcext:value-type="float">
            <text:p>2719</text:p>
          </table:table-cell>
          <table:table-cell table:formula="of:=[.C22]" office:value-type="float" office:value="37.3694337548103" calcext:value-type="float">
            <text:p>37.3694337548</text:p>
          </table:table-cell>
          <table:table-cell table:style-name="ce1"/>
          <table:table-cell/>
          <table:table-cell office:value-type="float" office:value="35" calcext:value-type="float">
            <text:p>35</text:p>
          </table:table-cell>
          <table:table-cell office:value-type="float" office:value="8.37101787101787" calcext:value-type="float">
            <text:p>8.371017871</text:p>
          </table:table-cell>
          <table:table-cell office:value-type="float" office:value="595.715034965035" calcext:value-type="float">
            <text:p>595.715034965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7461" calcext:value-type="float">
            <text:p>7461</text:p>
          </table:table-cell>
          <table:table-cell office:value-type="float" office:value="2900" calcext:value-type="float">
            <text:p>2900</text:p>
          </table:table-cell>
          <table:table-cell table:formula="of:=[.C23]" office:value-type="float" office:value="38.868784345262" calcext:value-type="float">
            <text:p>38.8687843453</text:p>
          </table:table-cell>
          <table:table-cell table:style-name="ce1"/>
          <table:table-cell/>
          <table:table-cell office:value-type="float" office:value="37" calcext:value-type="float">
            <text:p>37</text:p>
          </table:table-cell>
          <table:table-cell office:value-type="float" office:value="15.1996674979219" calcext:value-type="float">
            <text:p>15.1996674979</text:p>
          </table:table-cell>
          <table:table-cell office:value-type="float" office:value="850.039567747298" calcext:value-type="float">
            <text:p>850.0395677473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6769" calcext:value-type="float">
            <text:p>6769</text:p>
          </table:table-cell>
          <table:table-cell office:value-type="float" office:value="3307" calcext:value-type="float">
            <text:p>3307</text:p>
          </table:table-cell>
          <table:table-cell table:formula="of:=[.C24]" office:value-type="float" office:value="48.8550746048161" calcext:value-type="float">
            <text:p>48.8550746048</text:p>
          </table:table-cell>
          <table:table-cell table:style-name="ce1"/>
          <table:table-cell/>
          <table:table-cell office:value-type="float" office:value="38" calcext:value-type="float">
            <text:p>38</text:p>
          </table:table-cell>
          <table:table-cell office:value-type="float" office:value="29.4470302495032" calcext:value-type="float">
            <text:p>29.4470302495</text:p>
          </table:table-cell>
          <table:table-cell office:value-type="float" office:value="376.714771472731" calcext:value-type="float">
            <text:p>376.7147714727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5940" calcext:value-type="float">
            <text:p>5940</text:p>
          </table:table-cell>
          <table:table-cell office:value-type="float" office:value="3049" calcext:value-type="float">
            <text:p>3049</text:p>
          </table:table-cell>
          <table:table-cell table:formula="of:=[.C25]" office:value-type="float" office:value="51.3299663299663" calcext:value-type="float">
            <text:p>51.32996633</text:p>
          </table:table-cell>
          <table:table-cell table:style-name="ce1"/>
          <table:table-cell/>
          <table:table-cell office:value-type="float" office:value="36" calcext:value-type="float">
            <text:p>36</text:p>
          </table:table-cell>
          <table:table-cell office:value-type="float" office:value="104.277311405896" calcext:value-type="float">
            <text:p>104.2773114059</text:p>
          </table:table-cell>
          <table:table-cell office:value-type="float" office:value="515.438988052603" calcext:value-type="float">
            <text:p>515.4389880526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399" calcext:value-type="float">
            <text:p>2399</text:p>
          </table:table-cell>
          <table:table-cell office:value-type="float" office:value="1146" calcext:value-type="float">
            <text:p>1146</text:p>
          </table:table-cell>
          <table:table-cell table:formula="of:=[.C26]" office:value-type="float" office:value="47.7699041267195" calcext:value-type="float">
            <text:p>47.7699041267</text:p>
          </table:table-cell>
          <table:table-cell table:style-name="ce1"/>
          <table:table-cell/>
          <table:table-cell office:value-type="float" office:value="34" calcext:value-type="float">
            <text:p>34</text:p>
          </table:table-cell>
          <table:table-cell office:value-type="float" office:value="19.5576968690702" calcext:value-type="float">
            <text:p>19.5576968691</text:p>
          </table:table-cell>
          <table:table-cell office:value-type="float" office:value="640.739622865275" calcext:value-type="float">
            <text:p>640.7396228653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2:.B8])" office:value-type="float" office:value="37889" calcext:value-type="float">
            <text:p>37889</text:p>
          </table:table-cell>
          <table:table-cell table:formula="of:=SUM([.C2:.C8])" office:value-type="float" office:value="15316" calcext:value-type="float">
            <text:p>15316</text:p>
          </table:table-cell>
          <table:table-cell table:number-columns-repeated="3"/>
          <table:table-cell table:formula="of:=AVERAGE([.G2:.G8])" office:value-type="float" office:value="32" calcext:value-type="float">
            <text:p>32</text:p>
          </table:table-cell>
          <table:table-cell table:formula="of:=AVERAGE([.H2:.H8])" office:value-type="float" office:value="34.8176526222863" calcext:value-type="float">
            <text:p>34.8176526223</text:p>
          </table:table-cell>
          <table:table-cell table:formula="of:=AVERAGE([.I2:.I8])" office:value-type="float" office:value="486.960934184618" calcext:value-type="float">
            <text:p>486.9609341846</text:p>
          </table:table-cell>
        </table:table-row>
        <table:table-row table:style-name="ro1" table:number-rows-repeated="10">
          <table:table-cell table:number-columns-repeated="9"/>
        </table:table-row>
        <table:table-row table:style-name="ro1">
          <table:table-cell table:number-columns-repeated="2"/>
          <table:table-cell table:formula="of:=[.C2]/[.B2]*100" office:value-type="float" office:value="16.5447579240683" calcext:value-type="float">
            <text:p>16.5447579241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C3]/[.B3]*100" office:value-type="float" office:value="33.2495650492944" calcext:value-type="float">
            <text:p>33.2495650493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C4]/[.B4]*100" office:value-type="float" office:value="37.3694337548103" calcext:value-type="float">
            <text:p>37.3694337548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C5]/[.B5]*100" office:value-type="float" office:value="38.868784345262" calcext:value-type="float">
            <text:p>38.8687843453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C6]/[.B6]*100" office:value-type="float" office:value="48.8550746048161" calcext:value-type="float">
            <text:p>48.8550746048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C7]/[.B7]*100" office:value-type="float" office:value="51.3299663299663" calcext:value-type="float">
            <text:p>51.32996633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C8]/[.B8]*100" office:value-type="float" office:value="47.7699041267195" calcext:value-type="float">
            <text:p>47.7699041267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C9]/[.B9]*100" office:value-type="float" office:value="40.4233418670327" calcext:value-type="float">
            <text:p>40.423341867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0">
      <number:number number: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hieu Nayrolles</meta:initial-creator>
    <meta:creation-date>2016-08-10T15:26:46.730853925</meta:creation-date>
    <dc:date>2016-08-12T17:46:57.717863748</dc:date>
    <dc:creator>Mathieu Nayrolles</dc:creator>
    <meta:editing-duration>P2DT1H48M38S</meta:editing-duration>
    <meta:editing-cycles>1</meta:editing-cycles>
    <meta:document-statistic meta:table-count="1" meta:cell-count="72" meta:object-count="0"/>
    <meta:generator>LibreOffice/4.2.8.2$Linux_X86_64 LibreOffice_project/420m0$Build-2</meta:generator>
  </office:meta>
</office:document-meta>
</file>